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F20000049677C84697663F8D5C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4.724cm" svg:height="16.325cm" svg:x="0.498cm" svg:y="0.503cm">
          <draw:image xlink:href="Pictures/10000001000006F20000049677C84697663F8D5C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5.72cm" fo:page-height="17.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5:08:14.346679085</dc:date>
    <meta:editing-duration>PT5H44S</meta:editing-duration>
    <meta:editing-cycles>17</meta:editing-cycles>
    <meta:generator>LibreOffice/7.4.0.3$Linux_X86_64 LibreOffice_project/40$Build-3</meta:generator>
    <meta:document-statistic meta:object-count="1"/>
  </office:meta>
</office:document-meta>
</file>